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e88d" officeooo:paragraph-rsid="0002e88d"/>
    </style:style>
    <style:style style:name="P2" style:family="paragraph" style:parent-style-name="Standard">
      <style:text-properties officeooo:rsid="0004f173" officeooo:paragraph-rsid="0004f173"/>
    </style:style>
    <style:style style:name="P3" style:family="paragraph" style:parent-style-name="Standard">
      <style:text-properties officeooo:rsid="0008c8d8" officeooo:paragraph-rsid="0008c8d8"/>
    </style:style>
    <style:style style:name="P4" style:family="paragraph" style:parent-style-name="Standard">
      <style:text-properties officeooo:rsid="0009774b" officeooo:paragraph-rsid="0009774b"/>
    </style:style>
    <style:style style:name="P5" style:family="paragraph" style:parent-style-name="Standard">
      <style:text-properties officeooo:rsid="000b5b54" officeooo:paragraph-rsid="000b5b54"/>
    </style:style>
    <style:style style:name="T1" style:family="text">
      <style:text-properties officeooo:rsid="00080379"/>
    </style:style>
    <style:style style:name="T2" style:family="text">
      <style:text-properties officeooo:rsid="000bf1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e(): permet de définir une constante</text:p>
      <text:p text:style-name="P1">exemple: define(‘ <text:s/>’,’ <text:s/>‘)</text:p>
      <text:p text:style-name="P1"/>
      <text:p text:style-name="P2">docblocker: <text:span text:style-name="T1">remplace les commentaires des fonctions par les notres, quand on survole, on voit le commentaire mis aulieu du vieux commentaire de mort en anglais incompréhensible.</text:span></text:p>
      <text:p text:style-name="P2"/>
      <text:p text:style-name="P3">Onreadystatechange</text:p>
      <text:p text:style-name="P3"/>
      <text:p text:style-name="P3">XMLHttpRequest.readyState</text:p>
      <text:p text:style-name="P3"/>
      <text:p text:style-name="P4">truncate table: réinitialisation de l’id. Quand on veut supprimer des utilisateurs, ça va permettre de ne plus avoir de trous d’ID dans la BDD</text:p>
      <text:p text:style-name="P4"/>
      <text:p text:style-name="P5">fetch_OJB: permet <text:span text:style-name="T2">de vérifier un objet quand il est unique, contrairement au fetch_AL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9-02T15:43:10.322000000</dc:date>
    <meta:editing-duration>PT5H36M12S</meta:editing-duration>
    <meta:editing-cycles>9</meta:editing-cycles>
    <meta:document-statistic meta:table-count="0" meta:image-count="0" meta:object-count="0" meta:page-count="1" meta:paragraph-count="7" meta:word-count="75" meta:character-count="515" meta:non-whitespace-character-count="445"/>
  </office:meta>
</office:document-meta>
</file>